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Tim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><text:span text:style-name="T8_1">time</text:span><text:span text:style-name="T8_2">_</text:span><text:span text:style-name="T8_3">t</text:span><text:span text:style-name="T8_4"><text:s/></text:span><text:span text:style-name="T8_5">KEYWORD</text:span><text:span text:style-name="T8_6">1</text:span></text:p>
      <text:p text:style-name="P9"><text:span text:style-name="T9_1">#######################################</text:span></text:p>
      <text:p text:style-name="P10"><text:span text:style-name="T10_1">#<text:s/></text:span><text:span text:style-name="T10_2">Methods</text:span><text:span text:style-name="T10_3"><text:s/></text:span><text:span text:style-name="T10_4">and</text:span><text:span text:style-name="T10_5"><text:s/></text:span><text:span text:style-name="T10_6">Functions</text:span><text:span text:style-name="T10_7"><text:s/>(</text:span><text:span text:style-name="T10_8">KEYWORD</text:span><text:span text:style-name="T10_9">2)</text:span></text:p>
      <text:p text:style-name="P11"><text:span text:style-name="T11_1">#######################################</text:span></text:p>
      <text:p text:style-name="P12"><text:span text:style-name="T12_1">now</text:span><text:span text:style-name="T12_2"><text:tab/></text:span><text:span text:style-name="T12_3">KEYWORD</text:span><text:span text:style-name="T12_4">2</text:span></text:p>
      <text:p text:style-name="P13"><text:span text:style-name="T13_1">second</text:span><text:span text:style-name="T13_2"><text:s/></text:span><text:span text:style-name="T13_3">KEYWORD</text:span><text:span text:style-name="T13_4">2</text:span></text:p>
      <text:p text:style-name="P14"><text:span text:style-name="T14_1">minute</text:span><text:span text:style-name="T14_2"><text:tab/></text:span><text:span text:style-name="T14_3">KEYWORD</text:span><text:span text:style-name="T14_4">2</text:span></text:p>
      <text:p text:style-name="P15"><text:span text:style-name="T15_1">hour</text:span><text:span text:style-name="T15_2"><text:s/></text:span><text:span text:style-name="T15_3">KEYWORD</text:span><text:span text:style-name="T15_4">2</text:span></text:p>
      <text:p text:style-name="P16"><text:span text:style-name="T16_1">day</text:span><text:span text:style-name="T16_2"><text:s/></text:span><text:span text:style-name="T16_3">KEYWORD</text:span><text:span text:style-name="T16_4">2</text:span></text:p>
      <text:p text:style-name="P17"><text:span text:style-name="T17_1">month</text:span><text:span text:style-name="T17_2"><text:s/></text:span><text:span text:style-name="T17_3">KEYWORD</text:span><text:span text:style-name="T17_4">2</text:span></text:p>
      <text:p text:style-name="P18"><text:span text:style-name="T18_1">year</text:span><text:span text:style-name="T18_2"><text:s/></text:span><text:span text:style-name="T18_3">KEYWORD</text:span><text:span text:style-name="T18_4">2</text:span></text:p>
      <text:p text:style-name="P19"><text:span text:style-name="T19_1">isAM</text:span><text:span text:style-name="T19_2"><text:s/></text:span><text:span text:style-name="T19_3">KEYWORD</text:span><text:span text:style-name="T19_4">2</text:span></text:p>
      <text:p text:style-name="P20"><text:span text:style-name="T20_1">isPM</text:span><text:span text:style-name="T20_2"><text:s/></text:span><text:span text:style-name="T20_3">KEYWORD</text:span><text:span text:style-name="T20_4">2</text:span></text:p>
      <text:p text:style-name="P21"><text:span text:style-name="T21_1">weekday</text:span><text:span text:style-name="T21_2"><text:s/></text:span><text:span text:style-name="T21_3">KEYWORD</text:span><text:span text:style-name="T21_4">2</text:span></text:p>
      <text:p text:style-name="P22"><text:span text:style-name="T22_1">setTime</text:span><text:span text:style-name="T22_2"><text:s/></text:span><text:span text:style-name="T22_3">KEYWORD</text:span><text:span text:style-name="T22_4">2</text:span></text:p>
      <text:p text:style-name="P23"><text:span text:style-name="T23_1">adjustTime</text:span><text:span text:style-name="T23_2"><text:s/></text:span><text:span text:style-name="T23_3">KEYWORD</text:span><text:span text:style-name="T23_4">2</text:span></text:p>
      <text:p text:style-name="P24"><text:span text:style-name="T24_1">setSyncProvider</text:span><text:span text:style-name="T24_2"><text:s/></text:span><text:span text:style-name="T24_3">KEYWORD</text:span><text:span text:style-name="T24_4">2</text:span></text:p>
      <text:p text:style-name="P25"><text:span text:style-name="T25_1">setSyncInteval</text:span><text:span text:style-name="T25_2"><text:s/></text:span><text:span text:style-name="T25_3">KEYWORD</text:span><text:span text:style-name="T25_4">2</text:span></text:p>
      <text:p text:style-name="P26"><text:span text:style-name="T26_1">timeStatus</text:span><text:span text:style-name="T26_2"><text:s/></text:span><text:span text:style-name="T26_3">KEYWORD</text:span><text:span text:style-name="T26_4">2</text:span></text:p>
      <text:p text:style-name="P27"><text:span text:style-name="T27_1">#######################################</text:span></text:p>
      <text:p text:style-name="P28"><text:span text:style-name="T28_1">#<text:s/></text:span><text:span text:style-name="T28_2">Instances</text:span><text:span text:style-name="T28_3"><text:s/>(</text:span><text:span text:style-name="T28_4">KEYWORD</text:span><text:span text:style-name="T28_5">2)</text:span></text:p>
      <text:p text:style-name="P29"><text:span text:style-name="T29_1">#######################################</text:span></text:p>
      <text:p text:style-name="P30"/>
      <text:p text:style-name="P31"><text:span text:style-name="T31_1">#######################################</text:span></text:p>
      <text:p text:style-name="P32"><text:span text:style-name="T32_1">#<text:s/></text:span><text:span text:style-name="T32_2">Constants</text:span><text:span text:style-name="T32_3"><text:s/>(</text:span><text:span text:style-name="T32_4">LITERAL</text:span><text:span text:style-name="T32_5">1)</text:span></text:p>
      <text:p text:style-name="P33"><text:span text:style-name="T33_1">#######################################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